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Relations.$E$2:.$E$22])" table:allow-empty-cell="true" table:display-list="unsorted" table:base-cell-address="5knoduplicatesNoplurals.E2100">
          <table:error-message table:message-type="stop" table:display="true"/>
        </table:content-validation>
        <table:content-validation table:name="val2" table:condition="of:cell-content-is-in-list([$Relations.$A$2:.$A$55])" table:allow-empty-cell="true" table:display-list="unsorted" table:base-cell-address="5knoduplicatesNoplurals.F2100">
          <table:error-message table:message-type="stop" table:display="true"/>
        </table:content-validation>
      </table:content-validations>
      <table:table table:name="5knoduplicatesNoplur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l</text:p>
          </table:table-cell>
          <table:table-cell office:value-type="float" office:value="254" calcext:value-type="float">
            <text:p>2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</text:p>
          </table:table-cell>
          <table:table-cell office:value-type="float" office:value="245" calcext:value-type="float">
            <text:p>24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rande</text:p>
          </table:table-cell>
          <table:table-cell office:value-type="float" office:value="210" calcext:value-type="float">
            <text:p>2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m</text:p>
          </table:table-cell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nde</text:p>
          </table:table-cell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agem</text:p>
          </table:table-cell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o</text:p>
          </table:table-cell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o</text:p>
          </table:table-cell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queno</text:p>
          </table:table-cell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ação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stema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a</text:p>
          </table:table-cell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is</text:p>
          </table:table-cell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écie</text:p>
          </table:table-cell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a</text:p>
          </table:table-cell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neral</text:p>
          </table:table-cell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ético</text:p>
          </table:table-cell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gua</text:p>
          </table:table-cell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o</text:p>
          </table:table-cell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o</text:p>
          </table:table-cell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ença</text:p>
          </table:table-cell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l</text:p>
          </table:table-cell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incipal</text:p>
          </table:table-cell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</text:p>
          </table:table-cell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o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o</text:p>
          </table:table-cell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ejo</text:p>
          </table:table-cell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io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teína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tamento</text:p>
          </table:table-cell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iteiro</text:p>
          </table:table-cell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m</text:p>
          </table:table-cell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x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ânic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vino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io</text:p>
          </table:table-cell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imento</text:p>
          </table:table-cell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raç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mínea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mperatur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m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et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atural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ac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d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ário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chiaria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ar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r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tor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i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agem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ltura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talação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e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achiaria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éria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ruzamento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g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s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ir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d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t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l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lev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dentific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d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cnic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vaca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brachiaria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se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ósfor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ídu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agem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or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olumos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aranti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quete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volumos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landês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tod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ovilh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senç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ur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uv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idad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x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opical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quen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gramínea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olo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equen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tificial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mbriã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ura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lar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bom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ruzamento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ertur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guminos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stiç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ntom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o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ctaçã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st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tibiótic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erc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eira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itrogêni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je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vaca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itei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lt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ficient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diet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vac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l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gu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entrar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ment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iciente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ári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r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omendaçã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va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ol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ineral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rporal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orragem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emperatur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diet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quiária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ch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ame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sfa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rrig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íquid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camen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pul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ím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e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ineral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ssociaçã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ín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resse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lh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terose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aso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anism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rm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ezerr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ester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álise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élul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áci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ís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ch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ediment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urs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óx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nét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aç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ordenh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quar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diet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o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dul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ovin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art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ei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i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rmôni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uman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cion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otativ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clíni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demor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m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roteín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itamin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açã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i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fet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lev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incip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e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ratament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as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limp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volumos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sumi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ergéti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br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nési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an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nt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ferece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o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istent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is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m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actaçã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oenç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ordenh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stress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alimen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raçã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miner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te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espéci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míne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parasit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ast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istem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holandês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xigênc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roveitamen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c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arre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xofr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érti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er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mb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sc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xim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c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ag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adur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ami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ej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eque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incip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bes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lact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fósfo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ác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germin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iment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nutriente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roteín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cob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nd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ej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ir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corpo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i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rachiar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ilh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olandê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dentific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óx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zebuín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aprovei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o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fe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ve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age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nei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c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nfecçã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s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sil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uzerá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cios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rfe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u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tiv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en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nitári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x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át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perpastej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rvor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i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atur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stem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alobra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coch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mine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brig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coc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beso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nitrogên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águ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chifr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equen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g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lant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humidicola</text:p>
          </table:table-cell>
          <table:table-cell office:value-type="string" calcext:value-type="string">
            <text:p><text:s/>brachiari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e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l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is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ato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mineral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tristez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rand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s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ynonym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o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cruzamen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nfec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ovilh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ferec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rganism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ídu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amambai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brig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est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eti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ológ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izanth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c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n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nsidad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cess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br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o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d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rv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v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cân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ch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r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quin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ícul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tássi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pa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é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fi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e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aranti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opul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d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mamar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lac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senç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istúrbi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lance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lactaçã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magnési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olumos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v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du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e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doen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rasitár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istez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LocatedNear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que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lant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écn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ssoci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quiá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ropic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águ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izanth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utic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bo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espéci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rincip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esinfetantes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enét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uzerá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mestiç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gord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casalamen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pim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pon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uidad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ís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ósfo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r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en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érm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quar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b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uxili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ç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ba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ac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end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geri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er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éri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igênc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men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as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r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gredi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e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oxic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n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d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taból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ien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nicu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âmet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mamba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tropic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rap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a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tiv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m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e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rtifici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ultu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iet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eter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instal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eit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rd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ax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fa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ã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ovilh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oteín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é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homeopático</text:p>
          </table:table-cell>
          <table:table-cell office:value-type="string" calcext:value-type="string">
            <text:p><text:s/>medica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estress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rachia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raquiá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qu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garant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líqui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desinfec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anu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omatotropin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m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si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ovi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lac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gân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rat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bacté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edi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ag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orragem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sem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d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tax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eação</text:p>
          </table:table-cell>
          <table:table-cell office:value-type="string" calcext:value-type="string">
            <text:p><text:s/>ge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rrapaticida</text:p>
          </table:table-cell>
          <table:table-cell office:value-type="string" calcext:value-type="string">
            <text:p><text:s/>carrapaticid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enético</text:p>
          </table:table-cell>
          <table:table-cell office:value-type="string" calcext:value-type="string">
            <text:p><text:s/>gen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rocediment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tropic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ufic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te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conc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corpo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gi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ruzamento</text:p>
          </table:table-cell>
          <table:table-cell office:value-type="string" calcext:value-type="string">
            <text:p><text:s/>gran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Desire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ad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ol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e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ramíne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cion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cur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ist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intom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ordenh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abrig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huv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es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o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c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bedo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rrapatic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ifr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erci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gi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mam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lu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stúrb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im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rament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lo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cidê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s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um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borató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go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minosida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áct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úcl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ten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d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pe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óc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á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lh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ej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u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i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t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i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stâ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istez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i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órg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i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forragei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astej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ix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ertu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lev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éd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produ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contamin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munoglobuli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ov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inver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emagreci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emear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huv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ugador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infectocontagiosa</text:p>
          </table:table-cell>
          <table:table-cell office:value-type="string" calcext:value-type="string">
            <text:p><text:s/>infec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intomát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úcle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nfraestrutu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lumíni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mag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se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digestã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fême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intomatologi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brachia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balanç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útil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orientar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r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uminal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ótulo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lav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obreordenh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rumin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líqu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pas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íom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vedaçã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célul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emagreceu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lu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ej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xigê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amamba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infecci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<text:s/>magnés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elgar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enxofre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astagem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eten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misturador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microbia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acasal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cruz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a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res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fe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terfe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preve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leiteir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etos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vaca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m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ectoparasita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aix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lev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eb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eficiente</text:p>
          </table:table-cell>
          <table:table-cell office:value-type="string" calcext:value-type="string">
            <text:p><text:s/>carrapaticid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adu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princip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zebu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emeadeir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acasalament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ador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diferem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bicarbonat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on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bedou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er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ObstructedBy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erc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sumi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ici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um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rv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áqu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úcl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je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ique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cedi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qu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ufic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ax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igestiv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dentifi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vit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proteína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bicálcico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inoculação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zebuín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i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umí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ô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drológ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taqu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eri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r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h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ul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va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on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a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lh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f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ítr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mo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dra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lu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ferm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zi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qu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r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cu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ol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n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nanc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ung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bic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d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at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á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íbr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ida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globul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desejáve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tó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st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ramam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sol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t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lécu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tóg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gên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life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por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gim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semea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ziziensi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b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e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cedân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l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ér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nqu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c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stícu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â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nsmiss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ein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tensíl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ri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i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m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sil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seca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orgân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identific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pesagem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v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raqui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api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mp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an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did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opu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i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chif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vegetativ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u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oócit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lact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intesti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étod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ezerr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g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alei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pari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anitári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mo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ferment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tecid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bomas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rbus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otás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produ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uple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óxid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touceir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cer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desfolh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espermatozoide</text:p>
          </table:table-cell>
          <table:table-cell office:value-type="string" calcext:value-type="string">
            <text:p><text:s/>mac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gêm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fisiológ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la</text:p>
          </table:table-cell>
          <table:table-cell office:value-type="string" calcext:value-type="string">
            <text:p><text:s/>carrapatici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gên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gramín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mamá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érvix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él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má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manteig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utensíl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v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esterc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sabor</text:p>
          </table:table-cell>
          <table:table-cell office:value-type="string" calcext:value-type="string">
            <text:p><text:s/>enzi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cirúrgico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rolaps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ditivo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planej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o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ca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térm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agalactia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contagi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híbrido</text:p>
          </table:table-cell>
          <table:table-cell office:value-type="string" calcext:value-type="string">
            <text:p><text:s/>cruz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q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streptococo</text:p>
          </table:table-cell>
          <table:table-cell office:value-type="string" calcext:value-type="string">
            <text:p><text:s/>coliform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vac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huv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desma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tampon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ivô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assoc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lago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gead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ressãar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ntibios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tosta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pa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cor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inflamató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aptid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obtençã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pilha</text:p>
          </table:table-cell>
          <table:table-cell office:value-type="string" calcext:value-type="string">
            <text:p><text:s/>compo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acetonem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arenos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farinh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cuid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av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ave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inva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legumin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ânt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hábit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humific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stér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it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ere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interferi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erbicid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uterin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libi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lobul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vermelhinho</text:p>
          </table:table-cell>
          <table:table-cell office:value-type="string" calcext:value-type="string">
            <text:p><text:s/>micui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utensíli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embri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rad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c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intoxic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terr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tet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into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carbonat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imunidad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resist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cobri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lenço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luz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m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o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d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oler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v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fi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comp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v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cava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stres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m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prolife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monórquidos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ataqu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fenaçã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descart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zootécn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icrobiológ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capi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esinfetar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esaleit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renh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concr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apin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den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repa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fért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pique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portador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fl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xa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gen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ad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o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ubstâ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ressemeadura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al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api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ecumbe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patógen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pasteurizado</text:p>
          </table:table-cell>
          <table:table-cell office:value-type="string" calcext:value-type="string">
            <text:p><text:s/>cru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ventil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suplementar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solúve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sombri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basar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infertilida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esp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olécu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as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parasita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ricro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vacin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anicum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insum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bai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aptura</text:p>
          </table:table-cell>
          <table:table-cell office:value-type="string" calcext:value-type="string">
            <text:p><text:s/>mos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implantar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ácido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eiv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anguíneo</text:p>
          </table:table-cell>
          <table:table-cell office:value-type="string" calcext:value-type="string">
            <text:p><text:s/>corr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protozoári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examin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artifici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bicálc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isteína</text:p>
          </table:table-cell>
          <table:table-cell office:value-type="string" calcext:value-type="string">
            <text:p><text:s/>enxo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perfilhamen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olé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nflam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fase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clí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des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intramamá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insta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lácteo</text:p>
          </table:table-cell>
          <table:table-cell office:value-type="string" calcext:value-type="string">
            <text:p><text:s/>sab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aprovei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b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éd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roced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lactos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exigênci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perd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su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ta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aturaliz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risc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sec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molécul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coch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xigê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stolonífe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diarr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fe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desaleit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portador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transgê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concentrar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sequenciament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invasor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erren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chi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mecanism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consumi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</table:table>
      <table:table table:name="Relations" table:style-name="ta1"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irections</text:p>
          </table:table-cell>
        </table:table-row>
        <table:table-row table:style-name="ro1">
          <table:table-cell office:value-type="string" calcext:value-type="string">
            <text:p>AtLoca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UsedFo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</text:p>
          </table:table-cell>
        </table:table-row>
        <table:table-row table:style-name="ro1">
          <table:table-cell office:value-type="string" calcext:value-type="string">
            <text:p>Distinct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Not</text:p>
          </table:table-cell>
        </table:table-row>
        <table:table-row table:style-name="ro1">
          <table:table-cell office:value-type="string" calcext:value-type="string">
            <text:p>Similar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Compose</text:p>
          </table:table-cell>
        </table:table-row>
        <table:table-row table:style-name="ro1">
          <table:table-cell office:value-type="string" calcext:value-type="string">
            <text:p>DefinedA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bl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Fir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La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eqrequisit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opert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dByGoal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ruc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il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r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dNea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esDesir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sAc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ect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In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By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gains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fi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5:10:42.7277738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3T15:54:38.801774094</dc:date>
    <meta:editing-duration>PT1H23M40S</meta:editing-duration>
    <meta:editing-cycles>19</meta:editing-cycles>
    <meta:generator>LibreOffice/6.0.6.2$Linux_X86_64 LibreOffice_project/00m0$Build-2</meta:generator>
    <meta:document-statistic meta:table-count="2" meta:cell-count="10553" meta:object-count="0"/>
  </office:meta>
</office:document-meta>
</file>